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0cf989" officeooo:paragraph-rsid="001009f9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Table_20_Contents">
      <style:text-properties officeooo:rsid="001bd8c4" officeooo:paragraph-rsid="001bd8c4"/>
    </style:style>
    <style:style style:name="P7" style:family="paragraph" style:parent-style-name="Table_20_Contents">
      <style:text-properties officeooo:rsid="001c689f" officeooo:paragraph-rsid="001c689f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Azione_20_sistema" style:list-style-name="Numerazione_20_UC">
      <style:text-properties fo:font-weight="normal" officeooo:rsid="001c689f" officeooo:paragraph-rsid="001c689f" style:font-weight-asian="normal" style:font-weight-complex="normal"/>
    </style:style>
    <style:style style:name="P11" style:family="paragraph" style:parent-style-name="Azione_20_attore">
      <style:text-properties officeooo:rsid="001a4f08" officeooo:paragraph-rsid="000db710"/>
    </style:style>
    <style:style style:name="P12" style:family="paragraph" style:parent-style-name="Azione_20_attore" style:list-style-name="Numerazione_20_UC">
      <style:text-properties officeooo:rsid="001a4f08" officeooo:paragraph-rsid="001e26a6"/>
    </style:style>
    <style:style style:name="P13" style:family="paragraph" style:parent-style-name="Azione_20_attore" style:list-style-name="">
      <style:text-properties officeooo:rsid="000cf989" officeooo:paragraph-rsid="000cf989"/>
    </style:style>
    <style:style style:name="P14" style:family="paragraph" style:parent-style-name="Table_20_Contents">
      <style:text-properties fo:font-style="normal" officeooo:rsid="0011cc2b" officeooo:paragraph-rsid="0011cc2b" style:font-style-asian="normal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4pt" fo:font-style="normal" fo:font-weight="normal" officeooo:rsid="000db710" officeooo:paragraph-rsid="001c689f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1">
      <style:text-properties officeooo:rsid="000e27c0" officeooo:paragraph-rsid="00147cfd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officeooo:rsid="0013cfcb"/>
    </style:style>
    <style:style style:name="T4" style:family="text">
      <style:text-properties officeooo:rsid="000ad213"/>
    </style:style>
    <style:style style:name="T5" style:family="text">
      <style:text-properties officeooo:rsid="00185656"/>
    </style:style>
    <style:style style:name="T6" style:family="text">
      <style:text-properties officeooo:rsid="001bd8c4"/>
    </style:style>
    <style:style style:name="T7" style:family="text">
      <style:text-properties officeooo:rsid="001c689f"/>
    </style:style>
    <style:style style:name="T8" style:family="text">
      <style:text-properties officeooo:rsid="000db71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5"><text:span text:style-name="T7">Psicopedagogo </text:span><text:span text:style-name="T6">Visualizza </text:span><text:span text:style-name="T7">Programma educativo settimanal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4">L'utente accede al sistema e viene riconosciuto come <text:span text:style-name="T7">PsicoPedagog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6">i</text:span></text:p>
          </table:table-cell>
          <table:table-cell table:style-name="Tabella33.B2" office:value-type="string">
            <text:list xml:id="list35312822" text:style-name="Numerazione_20_UC">
              <text:list-header>
                <text:p text:style-name="P11"/>
              </text:list-header>
              <text:list-item text:start-value="1">
                <text:p text:style-name="P12"><text:span text:style-name="T2">L'utente </text:span><text:span text:style-name="T8"><text:s/>accede alla sezione </text:span>Registro</text:p>
              </text:list-item>
              <text:list-item>
                <text:p text:style-name="P12">L'utente seleziona la classe per cui vuole <text:span text:style-name="T6">visualizzare il </text:span><text:span text:style-name="T7">programma educativo settimanale</text:span></text:p>
                <text:p text:style-name="P10">3.Il sistema mostra il programma settimanale per la classe selezionata</text:p>
              </text:list-item>
            </text:list>
            <text:p text:style-name="P13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">Il sistema </text:span><text:span text:style-name="T3">mostra </text:span><text:span text:style-name="T7">il programma settimanale per la classe selezionata correttamen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5316499" text:style-name="L1">
              <text:list-item>
                <text:p text:style-name="P16">Nel caso di un errore utente, il sistema mostra all’utente un messaggio di errore che <text:span text:style-name="T4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L'utente deve poter visualizzare <text:span text:style-name="T7">il programma settimanale</text:span> entro 2 secondi </text:p>
          </table:table-cell>
        </table:table-row>
      </table:table>
      <text:p text:style-name="P9"/>
      <text:p text:style-name="P5"><text:span text:style-name="T5">UC_H_</text:span><text:span text:style-name="T7">62</text:span><text:span text:style-name="T5">_</text:span><text:span text:style-name="T7">psicopedagogo</text:span><text:span text:style-name="T6">_</text:span><text:span text:style-name="T7">visualizza_programma_educativo_settimanale</text:span><text:span text:style-name="T5">: </text:span><text:span text:style-name="T7">Psicopedagogo </text:span><text:span text:style-name="T6">Visualizza </text:span><text:span text:style-name="T7">Programma educativo settima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39S</meta:editing-duration>
    <meta:editing-cycles>24</meta:editing-cycles>
    <meta:generator>LibreOffice/3.6$Windows_x86 LibreOffice_project/da8c1e6-fd468f4-454e206-f42a4a9-143cfd</meta:generator>
    <dc:date>2012-11-16T15:17:18.60</dc:date>
    <meta:document-statistic meta:table-count="1" meta:image-count="0" meta:object-count="0" meta:page-count="1" meta:paragraph-count="19" meta:word-count="110" meta:character-count="859" meta:non-whitespace-character-count="769"/>
  </office:meta>
</office:document-meta>
</file>